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1.838cm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P8" style:family="paragraph" style:parent-style-name="Table_20_Contents">
      <style:text-properties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585d"/>
    </style:style>
    <style:style style:name="T3" style:family="text">
      <style:text-properties officeooo:rsid="00055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2123391457840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2">7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отправки нескольким пользователям 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Предусловие:</text:p>
            <text:p text:style-name="P2">- Зайти на <text:a xlink:type="simple" xlink:href="https://account.proton.me/login" text:style-name="Internet_20_link" text:visited-style-name="Visited_20_Internet_20_Link">https://account.proton.me/login</text:a> и авторизоваться.</text:p>
          </table:table-cell>
          <table:table-cell table:style-name="Таблица1.H2" office:value-type="string">
            <text:p text:style-name="P4">Произошла успешная авторизация открылся интерфейс почты</text:p>
          </table:table-cell>
        </table:table-row>
        <table:table-row table:style-name="Таблица1.3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1.Кликнуть по кнопке «Новое сообщение» </text:p>
            <text:p text:style-name="P4"/>
            <text:p text:style-name="P4"/>
            <text:p text:style-name="P4"/>
          </table:table-cell>
          <table:table-cell table:style-name="Таблица1.H2" office:value-type="string">
            <text:p text:style-name="P2">Открылась форма отправки сообщения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Ввести в поле адресата несколько реальных адресов <text:span text:style-name="T3">электронной почты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1.H2" office:value-type="string">
            <text:p text:style-name="P2">Введенные адреса отобразились</text:p>
            <text:p text:style-name="P2"/>
            <text:p text:style-name="P2"/>
          </table:table-cell>
        </table:table-row>
        <table:table-row table:style-name="TableLine2123388685808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3.Ввести произвольный текст. </text:p>
          </table:table-cell>
          <table:table-cell table:style-name="Таблица1.H2" office:value-type="string">
            <text:p text:style-name="P2">Текст отобразился в сообщении</text:p>
          </table:table-cell>
        </table:table-row>
        <table:table-row table:style-name="TableLine212338868635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4. Нажать отправить </text:p>
          </table:table-cell>
          <table:table-cell table:style-name="Таблица1.H2" office:value-type="string">
            <text:p text:style-name="P2">Форма отправки закрылась, отобразилось сообщение «Сообщение отправлено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0T17:31:14.805000000</dc:date>
    <meta:editing-duration>PT19H53M11S</meta:editing-duration>
    <meta:editing-cycles>5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5" meta:word-count="81" meta:character-count="655" meta:non-whitespace-character-count="595"/>
  </office:meta>
</office:document-meta>
</file>